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març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3/2023 a 15/04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7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1/03/2023</text:p>
          </table:table-cell>
          <table:covered-table-cell/>
          <table:table-cell office:value-type="string" table:number-columns-spanned="8" table:number-rows-spanned="1" table:style-name="ce22">
            <text:p>SECURITY 7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2.908.990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NTENÇÃO DE MOTOR DO PORTÃO ELETRÔNIC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RLEM MARQUES DA SILVA - CPF: 030.293.186-4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3/2023 a 25/04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9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8/03/2023</text:p>
          </table:table-cell>
          <table:covered-table-cell/>
          <table:table-cell office:value-type="string" table:number-columns-spanned="8" table:number-rows-spanned="1" table:style-name="ce22">
            <text:p>PAULO HENRIQUE DAVILA ME - RODOGAS</text:p>
          </table:table-cell>
          <table:covered-table-cell table:number-columns-repeated="7"/>
          <table:table-cell office:value-type="string" table:number-columns-spanned="3" table:number-rows-spanned="1" table:style-name="ce21">
            <text:p>10.249.911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DE COZINHA (13KG) - DESPESA DE PEQUENO VUL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INO OLIVEIRA SILVA - CPF: 882.758.766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3/2023 a 06/04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6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3</text:p>
          </table:table-cell>
          <table:covered-table-cell/>
          <table:table-cell office:value-type="string" table:number-columns-spanned="8" table:number-rows-spanned="1" table:style-name="ce22">
            <text:p>J P PRESTAÇÃO DE SERVIÇO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066.782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LUGUEL DE CAÇAMBA PARA RETIRADA DO ENTULHO DE JARDINAGE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SON AKIO TAKEUTI - CPF: 047.795.108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3/2023 a 29/04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0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3/2023</text:p>
          </table:table-cell>
          <table:covered-table-cell/>
          <table:table-cell office:value-type="string" table:number-columns-spanned="8" table:number-rows-spanned="1" table:style-name="ce22">
            <text:p>LS GUARAT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9.867.464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INSETICIDA PARA AUXILIAR NO COMBATE AO MOSQUITO DA DENGUE E ÁLCOOL GEL PARA UTILIZAÇÃO HIGIÊNICA NAS DEPENDÊNCIAS DA PRM-UBERA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4,3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03/2023</text:p>
          </table:table-cell>
          <table:covered-table-cell/>
          <table:table-cell office:value-type="string" table:number-columns-spanned="8" table:number-rows-spanned="1" table:style-name="ce22">
            <text:p>AGIL TELLY GAS JOSE PIRES LOPES EIRELI - ÁGIL GÁS</text:p>
          </table:table-cell>
          <table:covered-table-cell table:number-columns-repeated="7"/>
          <table:table-cell office:value-type="string" table:number-columns-spanned="3" table:number-rows-spanned="1" table:style-name="ce21">
            <text:p>04.882.818/0001-36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NA COPA DA PRM-UBERABA POR MEMBROS, SERVIDORES E TERCEIRIZAD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1/2023 a 12/04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74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3/2023</text:p>
          </table:table-cell>
          <table:covered-table-cell/>
          <table:table-cell office:value-type="string" table:number-columns-spanned="8" table:number-rows-spanned="1" table:style-name="ce22">
            <text:p>PAPELARIA CHARME DO CASTELO</text:p>
          </table:table-cell>
          <table:covered-table-cell table:number-columns-repeated="7"/>
          <table:table-cell office:value-type="string" table:number-columns-spanned="3" table:number-rows-spanned="1" table:style-name="ce21">
            <text:p>33.300.518/0001-0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ANETA PARA SER UTILIZADA EM REUNIÃO EM QUADRO BRANCO. NÃO POSSUIMOS ESTE MATERIAL EM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3/2023</text:p>
          </table:table-cell>
          <table:covered-table-cell/>
          <table:table-cell office:value-type="string" table:number-columns-spanned="8" table:number-rows-spanned="1" table:style-name="ce22">
            <text:p>TA KELL SERVIÇOS GRAFICOS EM GERAL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25.032.042/0001-35</text:p>
          </table:table-cell>
          <table:covered-table-cell table:number-columns-repeated="2"/>
          <table:table-cell office:value-type="string" table:number-columns-spanned="10" table:number-rows-spanned="1" table:style-name="ce23">
            <text:p>BORRACHA PARA CARIMBO AUTOMATICO PARA SUBSTITUIÇÃP NO CARIMBO DA CHEFE DA DILOS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3/2023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COLOCAÇÃO DE CIVISÓJRIA NO 4º PAVIMENTO. NÃO POSSUIMOS ESTE MATERIAL EM ESTOQU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4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3/2023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ATENDER AS NOVAS INSTALAÇÕES DA GAECO. NÃO POSSUIMOS ESTE MATERIAL E M NOSSO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0/03/2023</text:p>
          </table:table-cell>
          <table:covered-table-cell/>
          <table:table-cell office:value-type="string" table:number-columns-spanned="8" table:number-rows-spanned="1" table:style-name="ce22">
            <text:p>PALACIO DA FERRAMENTA MAQUIN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101.436/0005-4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O SERVIÇO DE PINTURA NESTA PR-RJ. NÃO POSSUIMOS ESTE MATERIAL EM NOSSO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3/2023</text:p>
          </table:table-cell>
          <table:covered-table-cell/>
          <table:table-cell office:value-type="string" table:number-columns-spanned="8" table:number-rows-spanned="1" table:style-name="ce22">
            <text:p>S7S3W INFORMATIC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3.371.239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LACAS DE HOMENAGEM, PCONFORME OFÍCIO Nº 2633/2021/MPF?P RRJ/GAB/ERGE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4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2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10/04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50" table:style-name="ro5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4-10T18:33:35Z</meta:creation-date>
    <dc:date>2023-04-10T18:33:36Z</dc:date>
  </office:meta>
</office:document-meta>
</file>